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569" officeooo:paragraph-rsid="001b5569"/>
    </style:style>
    <style:style style:name="P2" style:family="paragraph" style:parent-style-name="Standard" style:list-style-name="L1">
      <style:text-properties officeooo:rsid="001b5569" officeooo:paragraph-rsid="001b5569"/>
    </style:style>
    <style:style style:name="P3" style:family="paragraph" style:parent-style-name="Standard">
      <style:paragraph-properties fo:text-align="center" style:justify-single-word="false"/>
      <style:text-properties fo:font-weight="bold" officeooo:rsid="001b5569" officeooo:paragraph-rsid="001b5569" style:font-weight-asian="bold" style:font-weight-complex="bold"/>
    </style:style>
    <style:style style:name="P4" style:family="paragraph" style:parent-style-name="Standard">
      <style:text-properties fo:font-style="italic" fo:font-weight="bold" officeooo:rsid="001b5569" officeooo:paragraph-rsid="001b5569" style:font-style-asian="italic" style:font-weight-asian="bold" style:font-style-complex="italic" style:font-weight-complex="bold"/>
    </style:style>
    <style:style style:name="P5" style:family="paragraph" style:parent-style-name="Standard">
      <style:text-properties fo:font-style="italic" officeooo:rsid="001b5569" officeooo:paragraph-rsid="001b5569" style:font-style-asian="italic" style:font-style-complex="italic"/>
    </style:style>
    <style:style style:name="P6" style:family="paragraph" style:parent-style-name="Standard">
      <style:text-properties fo:font-style="normal" officeooo:rsid="001b5569" officeooo:paragraph-rsid="001b5569" style:font-style-asian="normal" style:font-style-complex="normal"/>
    </style:style>
    <style:style style:name="P7" style:family="paragraph" style:parent-style-name="Standard">
      <style:text-properties style:use-window-font-color="true" fo:font-style="normal" officeooo:rsid="001b5569" officeooo:paragraph-rsid="001b5569" style:font-style-asian="normal" style:font-style-complex="normal"/>
    </style:style>
    <style:style style:name="P8" style:family="paragraph" style:parent-style-name="Standard">
      <style:text-properties style:use-window-font-color="true" fo:font-style="normal" fo:font-weight="bold" officeooo:rsid="001b5569" officeooo:paragraph-rsid="001b5569" style:font-style-asian="normal" style:font-weight-asian="bold" style:font-style-complex="normal" style:font-weight-complex="bold"/>
    </style:style>
    <style:style style:name="P9" style:family="paragraph" style:parent-style-name="Standard">
      <style:text-properties style:use-window-font-color="true" fo:font-style="normal" fo:font-weight="bold" officeooo:rsid="001c2c78" officeooo:paragraph-rsid="001c2c78" style:font-style-asian="normal" style:font-weight-asian="bold" style:font-style-complex="normal" style:font-weight-complex="bold"/>
    </style:style>
    <style:style style:name="P10" style:family="paragraph" style:parent-style-name="Standard">
      <style:text-properties style:use-window-font-color="true" fo:font-style="normal" fo:font-weight="bold" officeooo:rsid="001cb6fb" officeooo:paragraph-rsid="001cb6fb"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style:use-window-font-color="true" fo:font-style="normal" fo:font-weight="bold" officeooo:rsid="001dedca" officeooo:paragraph-rsid="001dedca" style:font-style-asian="normal" style:font-weight-asian="bold" style:font-style-complex="normal" style:font-weight-complex="bold"/>
    </style:style>
    <style:style style:name="P12" style:family="paragraph" style:parent-style-name="Standard">
      <style:text-properties style:use-window-font-color="true" fo:font-style="normal" fo:font-weight="normal" officeooo:rsid="001c2c78" officeooo:paragraph-rsid="001c2c78" style:font-style-asian="normal" style:font-weight-asian="normal" style:font-style-complex="normal" style:font-weight-complex="normal"/>
    </style:style>
    <style:style style:name="P13" style:family="paragraph" style:parent-style-name="Standard" style:list-style-name="L2">
      <style:text-properties style:use-window-font-color="true" fo:font-style="normal" fo:font-weight="normal" officeooo:rsid="001c2c78" officeooo:paragraph-rsid="001c2c78" style:font-style-asian="normal" style:font-weight-asian="normal" style:font-style-complex="normal" style:font-weight-complex="normal"/>
    </style:style>
    <style:style style:name="P14" style:family="paragraph" style:parent-style-name="Standard">
      <style:text-properties style:use-window-font-color="true" fo:font-style="normal" fo:font-weight="normal" officeooo:rsid="001cb6fb" officeooo:paragraph-rsid="001cb6fb" style:font-style-asian="normal" style:font-weight-asian="normal" style:font-style-complex="normal" style:font-weight-complex="normal"/>
    </style:style>
    <style:style style:name="P15" style:family="paragraph" style:parent-style-name="Standard">
      <style:text-properties style:use-window-font-color="true" fo:font-style="normal" fo:font-weight="normal" officeooo:rsid="001cb6fb" officeooo:paragraph-rsid="001dedca" style:font-style-asian="normal" style:font-weight-asian="normal" style:font-style-complex="normal" style:font-weight-complex="normal"/>
    </style:style>
    <style:style style:name="P16" style:family="paragraph" style:parent-style-name="Standard">
      <style:text-properties style:use-window-font-color="true" fo:font-style="normal" fo:font-weight="normal" officeooo:rsid="001dedca" officeooo:paragraph-rsid="001dedca" style:font-style-asian="normal" style:font-weight-asian="normal" style:font-style-complex="normal" style:font-weight-complex="normal"/>
    </style:style>
    <style:style style:name="P17" style:family="paragraph" style:parent-style-name="Standard">
      <style:text-properties style:use-window-font-color="true" fo:font-style="italic" fo:font-weight="bold" officeooo:rsid="001c2c78" officeooo:paragraph-rsid="001c2c78" style:font-style-asian="italic" style:font-weight-asian="bold" style:font-style-complex="italic" style:font-weight-complex="bold"/>
    </style:style>
    <style:style style:name="P18" style:family="paragraph" style:parent-style-name="Standard">
      <style:text-properties style:use-window-font-color="true" fo:font-style="italic" fo:font-weight="bold" officeooo:rsid="001cb6fb" officeooo:paragraph-rsid="001cb6fb" style:font-style-asian="italic" style:font-weight-asian="bold" style:font-style-complex="italic" style:font-weight-complex="bold"/>
    </style:style>
    <style:style style:name="P19" style:family="paragraph" style:parent-style-name="Standard">
      <style:text-properties style:use-window-font-color="true" fo:font-style="italic" fo:font-weight="bold" officeooo:rsid="001dedca" officeooo:paragraph-rsid="001dedca" style:font-style-asian="italic" style:font-weight-asian="bold" style:font-style-complex="italic" style:font-weight-complex="bold"/>
    </style:style>
    <style:style style:name="P20" style:family="paragraph" style:parent-style-name="Standard">
      <style:text-properties style:use-window-font-color="true" fo:font-style="italic" fo:font-weight="normal" officeooo:rsid="001cb6fb" officeooo:paragraph-rsid="001cb6fb" style:font-style-asian="italic" style:font-weight-asian="normal" style:font-style-complex="italic" style:font-weight-complex="normal"/>
    </style:style>
    <style:style style:name="T1" style:family="text">
      <style:text-properties fo:color="#800000"/>
    </style:style>
    <style:style style:name="T2" style:family="text">
      <style:text-properties fo:color="#ff3333"/>
    </style:style>
    <style:style style:name="T3" style:family="text">
      <style:text-properties fo:color="#ff3333" fo:font-weight="bold" style:font-weight-asian="bold" style:font-weight-complex="bold"/>
    </style:style>
    <style:style style:name="T4" style:family="text">
      <style:text-properties fo:color="#ff3333"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dedca"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dedc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dedca"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officeooo:rsid="001ded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B 3.0</text:p>
      <text:p text:style-name="Standard"/>
      <text:p text:style-name="P1">USB 3.0 introduces a variety of new features that improve performance, reduce system power consumption, and extend functionality. The key features include:</text:p>
      <text:p text:style-name="P1"/>
      <text:list xml:id="list2854851546288272406" text:style-name="L1">
        <text:list-item>
          <text:p text:style-name="P2">Improved performance using new SuperSpeed data rates.</text:p>
        </text:list-item>
        <text:list-item>
          <text:p text:style-name="P2">Improved protocols</text:p>
          <text:p text:style-name="P2">— End-to-End Protocol (Based on Token/Data/Handshake)</text:p>
          <text:list>
            <text:list-header>
              <text:p text:style-name="P2">– Data Bursting</text:p>
              <text:p text:style-name="P2">– Bulk Streaming</text:p>
            </text:list-header>
          </text:list>
          <text:p text:style-name="P2">— Port-to-Port Protocol (also called Link-to-Link Protocol)</text:p>
        </text:list-item>
        <text:list-item>
          <text:p text:style-name="P2">Enabling of new host controllers that handle all device speeds and protocols while reducing overall link and system power consumption.</text:p>
        </text:list-item>
      </text:list>
      <text:p text:style-name="P1"/>
      <text:p text:style-name="P1">The SuperSpeed bus is maintaining backward compatibility to the existing Low-, Full- and High-Speed devices, and backward compatibility for SuperSpeed devices so they can operate at one or more of the USB 2.0 speeds.</text:p>
      <text:p text:style-name="P1"/>
      <text:p text:style-name="P4">USB 3.0 Host Controllers:-</text:p>
      <text:p text:style-name="P1"/>
      <text:p text:style-name="P1"><text:tab/>In order to support all of the enhancements afforded by the USB 3.0 specification, a new generation of USB 3.0 host controllers is required. While other USB 3.0 host controller implementations are possible, many of the principal USB 3.0 host controllers released thus far are compatible with the <text:span text:style-name="T1">eXtensible Host Controller Interface</text:span> (xHCI) specification. </text:p>
      <text:p text:style-name="P5"/>
      <text:p text:style-name="P5">Key motivations for new controllers such as xHCI include:</text:p>
      <text:p text:style-name="P6"><text:tab/>Combining support for legacy <text:span text:style-name="T1">USB 2.0 low speed (LS), full speed (FS), and high speed (HS)</text:span> transactions <text:span text:style-name="T1">with the new USB 3.0 SuperSpeed (SS) transactions </text:span>— essential in handling <text:span text:style-name="T1">high </text:span><text:span text:style-name="T2">bandwidth</text:span><text:span text:style-name="T1"> bulk streaming transfers to large-capacity mass storage devices.</text:span></text:p>
      <text:p text:style-name="P6"><text:tab/>Improved<text:span text:style-name="T1"> power efficiency</text:span> at both the bus/device and platform levels. This is becoming critical with the huge growth of <text:span text:style-name="T1">mobile and embedded battery powered platforms.</text:span></text:p>
      <text:p text:style-name="P7"/>
      <text:p text:style-name="P7"/>
      <text:p text:style-name="P7">There are few <text:span text:style-name="T5">applications</text:span> that require the <text:span text:style-name="T9">SuperSpeed performance </text:span>at this time. However, solid state drives and <text:span text:style-name="T2">video </text:span>and <text:span text:style-name="T2">audio</text:span> are some of the <text:span text:style-name="T2">applications that can currently take advantage </text:span>of the current SuperSpeed transfer rate of 5 Gigabits/second. In addition, the higher speed enables more demanding applications for the future.</text:p>
      <text:p text:style-name="P7"/>
      <text:p text:style-name="P7"/>
      <text:p text:style-name="P8">USB Bandwidth Comparison:-</text:p>
      <text:p text:style-name="P8"/>
      <text:p text:style-name="P17">USB Speed<text:tab/><text:tab/>Bit Rate<text:tab/><text:tab/>Max Bytes/sec <text:tab/>Introduced</text:p>
      <text:p text:style-name="P9"><text:span text:style-name="T11">Low Speed<text:tab/><text:tab/>1.5Mb/sec <text:tab/><text:tab/>187.5KB/s <text:tab/><text:tab/>Jan, 1995</text:span></text:p>
      <text:p text:style-name="P9"><text:span text:style-name="T11">Full Speed <text:tab/><text:tab/>12Mb/sec <text:tab/><text:tab/>1.5 MB/sec <text:tab/><text:tab/>Jan, 1995</text:span></text:p>
      <text:p text:style-name="P9"><text:span text:style-name="T11">High Speed <text:tab/><text:tab/>480Mb/sec <text:tab/><text:tab/>60MB/sec <text:tab/><text:tab/>April, 2000</text:span></text:p>
      <text:p text:style-name="P9"><text:span text:style-name="T11">SuperSpeed <text:tab/><text:tab/>5Gb/sec <text:tab/><text:tab/>500MB/sec <text:tab/><text:tab/>Dec, 2008</text:span></text:p>
      <text:p text:style-name="P9"/>
      <text:p text:style-name="P9"/>
      <text:p text:style-name="P12">There are a variety of host controllers, including:</text:p>
      <text:list xml:id="list1350136833066061232" text:style-name="L2">
        <text:list-item>
          <text:p text:style-name="P13">UHCI (Universal Host Controller Interface) — handles only low- and fullspeed devices</text:p>
        </text:list-item>
        <text:list-item>
          <text:p text:style-name="P13">OHCI (Open Host Controller Interface) — handles only low- and full-speed devices</text:p>
        </text:list-item>
        <text:list-item>
          <text:p text:style-name="P13">EHCI (Enhanced Host Controller Interface) — handles high-speed devices directly and low- <text:soft-page-break/>and full-speed devices that attach beneath high-speed hubs that implement a transaction translator.</text:p>
        </text:list-item>
      </text:list>
      <text:p text:style-name="P12">The most common implementation is an <text:span text:style-name="T2">EHCI controller combined with one or more </text:span>UHCI or OHCI companion controllers.</text:p>
      <text:p text:style-name="P12"/>
      <text:p text:style-name="P14"><text:tab/>The Port Routing logic is controlled by EHCI software that tests each port to determine whether a high-speed, full-speed or low-speed device is attached.</text:p>
      <text:p text:style-name="P14"><text:tab/>The EHCI retains all <text:span text:style-name="T2">high-speed devices</text:span> and <text:span text:style-name="T2">connects full- and low-speed devices to the UHCI</text:span> companion controllers.</text:p>
      <text:p text:style-name="P14"/>
      <text:p text:style-name="P10">The Protocols:-</text:p>
      <text:p text:style-name="P14">The End-to-End protocols define a set of protocol layer packets used in <text:span text:style-name="T5">transferring information</text:span> <text:span text:style-name="T2">between the </text:span><text:span text:style-name="T3">host controller </text:span><text:span text:style-name="T2">and</text:span><text:span text:style-name="T3"> device endpoints</text:span><text:span text:style-name="T2">. </text:span>The protocol varies depending on the type of <text:span text:style-name="T2">endpoint being accessed</text:span> and whether the <text:span text:style-name="T2">data movement is IN or OUT.</text:span></text:p>
      <text:p text:style-name="P14"/>
      <text:p text:style-name="P18">The Protocol Packet Types</text:p>
      <text:p text:style-name="P14">SuperSpeed USB uses a collection of header packets that originate at and are received by the Protocol layer. These Protocol layer packets are categorized as four primary types by the specification.</text:p>
      <text:p text:style-name="P14"/>
      <text:p text:style-name="P20">Protocol Packet Types and Characteristics:-</text:p>
      <text:p text:style-name="P14">Name<text:tab/><text:tab/><text:tab/><text:tab/><text:tab/>Type Code <text:tab/><text:tab/> <text:s text:c="10"/><text:tab/>Sub-Types</text:p>
      <text:p text:style-name="P14">Link Management Packets<text:tab/><text:tab/>00000b <text:tab/><text:tab/><text:tab/><text:tab/>6</text:p>
      <text:p text:style-name="P14">Transaction Packets<text:tab/><text:tab/><text:tab/>00100b <text:tab/><text:tab/><text:tab/><text:tab/>8</text:p>
      <text:p text:style-name="P14">Data Packet <text:tab/><text:tab/><text:tab/><text:tab/>01000b <text:tab/><text:tab/><text:tab/><text:tab/>NA</text:p>
      <text:p text:style-name="P14">Isochronous Timestamp Packet <text:tab/>01100b <text:tab/><text:tab/><text:tab/><text:tab/>NA</text:p>
      <text:p text:style-name="P14"/>
      <text:p text:style-name="P14"/>
      <text:p text:style-name="P16"><text:tab/>The <text:span text:style-name="T2">host controller initiates each transaction sequence by sending a token packet</text:span> (e.g., ACK packet for IN tokens and DATA packet for OUT tokens). The SuperSpeed <text:span text:style-name="T3">End-to-End protocol</text:span> defines the <text:span text:style-name="T2">sequence</text:span> of <text:span text:style-name="T2">packets exchanged</text:span> <text:span text:style-name="T5">between</text:span> the <text:span text:style-name="T4">host controller and targeted USB device</text:span>. Three categories of protocol layer packets are used in conjunction with the End-to-End protocol:</text:p>
      <text:p text:style-name="P14"/>
      <text:p text:style-name="P15">-<text:span text:style-name="T12">&gt; </text:span><text:span text:style-name="T10">Transaction Packets (TPs) </text:span><text:span text:style-name="T12">— these packets are all Header packets and include seven SubTypes that in general emulate the token/data/handshake sequence, control data flow and manage End-to-End connectivity.</text:span></text:p>
      <text:p text:style-name="P15">-<text:span text:style-name="T12">&gt; </text:span><text:span text:style-name="T10">Data Packet </text:span><text:span text:style-name="T12">— this packet is categorized separately from the Transaction Packet because it consists of both a Header packet and the Data Packet Payload (DPP). In some cases errors may result in the payload being dropped in which case the End-to-End protocol will detect the missing payload and retransmit the Data packet.</text:span></text:p>
      <text:p text:style-name="P15">-<text:span text:style-name="T12">&gt; </text:span><text:span text:style-name="T10">Isochronous Timestamp Packet (ITP) </text:span><text:span text:style-name="T12">— this header packet is the only broadcast packet used in the SuperSpeed protocol and is a replacement for the Start of Frame (SOF) packet used by the USB 2.0 bus implementation.</text:span></text:p>
      <text:p text:style-name="P16">As its name indicates the ITP <text:span text:style-name="T2">carries bus timing information </text:span>that is broadcast to all devices in the network that are ready to accept the packet.</text:p>
      <text:p text:style-name="P16"/>
      <text:p text:style-name="P16"/>
      <text:p text:style-name="P16"/>
      <text:p text:style-name="P16"/>
      <text:p text:style-name="P16"/>
      <text:p text:style-name="P16"/>
      <text:p text:style-name="P16"/>
      <text:p text:style-name="P11"><text:soft-page-break/>USB 3.0 Hubs</text:p>
      <text:p text:style-name="P16"/>
      <text:p text:style-name="P16"/>
      <text:p text:style-name="P16">SuperSpeed hubs contain two separate hub functions: one for SuperSpeed operations and one for the USB 2.0 (i.e., Low-, Full- and High-Speed) operations.</text:p>
      <text:p text:style-name="P16"/>
      <text:p text:style-name="P19">SuperSpeed hub functionality:-</text:p>
      <text:p text:style-name="P16">-&gt; Responding to Software Requests including:</text:p>
      <text:p text:style-name="P16"><text:tab/>— GetDescriptor (Device, Configuration, String, Hub, etc.)</text:p>
      <text:p text:style-name="P16"><text:tab/>— SetAddress</text:p>
      <text:p text:style-name="P16"><text:tab/>— SetConfiguration</text:p>
      <text:p text:style-name="P16"><text:tab/>— SetPortPower</text:p>
      <text:p text:style-name="P16"><text:s/><text:tab/>— GetPortStatus, etc.</text:p>
      <text:p text:style-name="P16">-&gt; Forwarding Packet in both directions.</text:p>
      <text:p text:style-name="P16">-&gt; Managing packet routing in the downstream direction.</text:p>
      <text:p text:style-name="P16">-&gt; Managing the link power hierarchy</text:p>
      <text:p text:style-name="P16">-&gt; Transaction Deferral</text:p>
      <text:p text:style-name="P16">-&gt; Hub Error Detection and Handling.</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8:50:31.748645396</meta:creation-date>
    <dc:date>2018-03-06T10:14:35.162026083</dc:date>
    <meta:editing-duration>PT7M51S</meta:editing-duration>
    <meta:editing-cycles>1</meta:editing-cycles>
    <meta:document-statistic meta:table-count="0" meta:image-count="0" meta:object-count="0" meta:page-count="3" meta:paragraph-count="58" meta:word-count="816" meta:character-count="5591" meta:non-whitespace-character-count="4676"/>
    <meta:generator>LibreOffice/4.2.8.2$Linux_X86_64 LibreOffice_project/420m0$Build-2</meta:generator>
  </office:meta>
</office:document-meta>
</file>